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9000001C8A00B26DD8D9B4B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7.693cm" svg:x="0.001cm" svg:y="0.207cm">
          <draw:image xlink:href="Pictures/1000000000000379000001C8A00B26DD8D9B4B5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11T15:53:08.054000000</dc:date>
    <meta:editing-duration>PT2M55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